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adornments="Regular" style:font-pitch="variable"/>
    <style:font-face style:name="Times New Roman2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writing-mode="rl-tb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4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5fb3cce"/>
    </style:style>
    <style:style style:name="P5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rl-tb"/>
      <style:text-properties fo:color="#00000a" style:font-name="Times New Roman" fo:font-size="12pt" fo:language="en" fo:country="US" style:font-size-asian="12pt" style:language-asian="en" style:country-asian="US" style:font-name-complex="Times New Roman2" style:font-size-complex="12pt" style:language-complex="he" style:country-complex="IL"/>
    </style:style>
    <style:style style:name="P6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P7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</style:style>
    <style:style style:name="P8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5f6c3b9"/>
    </style:style>
    <style:style style:name="P9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5f6cad3"/>
    </style:style>
    <style:style style:name="P10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5f88d53"/>
    </style:style>
    <style:style style:name="P11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fo:font-weight="bold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P12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fo:font-style="italic" style:font-size-asian="10pt" style:language-asian="en" style:country-asian="US" style:font-style-asian="italic" style:font-name-complex="Times New Roman2" style:font-size-complex="10pt" style:language-complex="he" style:country-complex="IL" style:font-style-complex="italic"/>
    </style:style>
    <style:style style:name="P13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officeooo:paragraph-rsid="05f9bc5f"/>
    </style:style>
    <style:style style:name="P14" style:family="paragraph" style:parent-style-name="Heading_20_2">
      <style:paragraph-properties fo:line-height="100%"/>
      <style:text-properties officeooo:rsid="04af6545" officeooo:paragraph-rsid="05fd422d"/>
    </style:style>
    <style:style style:name="P15" style:family="paragraph" style:parent-style-name="Heading_20_2">
      <style:paragraph-properties fo:line-height="100%"/>
      <style:text-properties officeooo:rsid="04af6545" officeooo:paragraph-rsid="05feab0a"/>
    </style:style>
    <style:style style:name="P16" style:family="paragraph" style:parent-style-name="Text_20_body">
      <style:text-properties officeooo:rsid="0561464b" officeooo:paragraph-rsid="05fd422d"/>
    </style:style>
    <style:style style:name="P17" style:family="paragraph" style:parent-style-name="Text_20_body">
      <style:text-properties officeooo:rsid="05d2a9e3" officeooo:paragraph-rsid="05fd422d"/>
    </style:style>
    <style:style style:name="P18" style:family="paragraph" style:parent-style-name="Text_20_body">
      <style:text-properties officeooo:rsid="05ccb8c6" officeooo:paragraph-rsid="05feab0a"/>
    </style:style>
    <style:style style:name="P19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6006c62" style:font-size-asian="10pt" style:font-size-complex="10pt"/>
    </style:style>
    <style:style style:name="P20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" fo:font-size="12pt" fo:language="en" fo:country="US" officeooo:rsid="05f39194" officeooo:paragraph-rsid="06006c62" style:font-size-asian="12pt" style:language-asian="en" style:country-asian="US" style:font-name-complex="Times New Roman2" style:font-size-complex="12pt" style:language-complex="he" style:country-complex="IL"/>
    </style:style>
    <style:style style:name="P21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" fo:font-size="12pt" fo:language="en" fo:country="US" fo:font-weight="bold" officeooo:rsid="05f8c8a4" officeooo:paragraph-rsid="06013790" style:font-size-asian="12pt" style:language-asian="en" style:country-asian="US" style:font-weight-asian="bold" style:font-name-complex="Times New Roman2" style:font-size-complex="12pt" style:language-complex="he" style:country-complex="IL" style:font-weight-complex="bold"/>
    </style:style>
    <style:style style:name="P22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" fo:font-size="12pt" fo:language="en" fo:country="US" fo:font-weight="bold" officeooo:rsid="0610e6e9" officeooo:paragraph-rsid="0602c871" style:font-size-asian="12pt" style:language-asian="en" style:country-asian="US" style:font-weight-asian="bold" style:font-name-complex="Times New Roman2" style:font-size-complex="12pt" style:language-complex="he" style:country-complex="IL" style:font-weight-complex="bold"/>
    </style:style>
    <style:style style:name="P23" style:family="paragraph" style:parent-style-name="Text_20_body">
      <style:text-properties officeooo:rsid="05f1b600" officeooo:paragraph-rsid="06006c62"/>
    </style:style>
    <style:style style:name="P24" style:family="paragraph" style:parent-style-name="Text_20_body">
      <style:text-properties officeooo:rsid="058e149f" officeooo:paragraph-rsid="06013790"/>
    </style:style>
    <style:style style:name="P25" style:family="paragraph" style:parent-style-name="Text_20_body">
      <style:text-properties officeooo:rsid="05f8c8a4" officeooo:paragraph-rsid="06013790"/>
    </style:style>
    <style:style style:name="P26" style:family="paragraph" style:parent-style-name="Text_20_body">
      <style:text-properties officeooo:rsid="0561464b" officeooo:paragraph-rsid="0602c871"/>
    </style:style>
    <style:style style:name="P27" style:family="paragraph" style:parent-style-name="Text_20_body">
      <style:text-properties officeooo:rsid="0610e6e9" officeooo:paragraph-rsid="0602c871"/>
    </style:style>
    <style:style style:name="P28" style:family="paragraph" style:parent-style-name="Text_20_body">
      <style:paragraph-properties fo:text-align="start" style:justify-single-word="false" style:writing-mode="lr-tb"/>
      <style:text-properties fo:font-style="italic" officeooo:rsid="05984f9a" officeooo:paragraph-rsid="06006c62" style:font-style-asian="italic" style:font-style-complex="italic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6006c62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96ca4a" officeooo:paragraph-rsid="06006c62"/>
    </style:style>
    <style:style style:name="P31" style:family="paragraph" style:parent-style-name="Text_20_body" style:list-style-name="L1">
      <style:paragraph-properties fo:text-align="end" style:justify-single-word="false" style:writing-mode="rl-tb"/>
      <style:text-properties officeooo:rsid="05f39194" officeooo:paragraph-rsid="06006c62"/>
    </style:style>
    <style:style style:name="P32" style:family="paragraph" style:parent-style-name="Heading_20_1">
      <style:paragraph-properties fo:line-height="100%"/>
      <style:text-properties officeooo:rsid="05226f8d" officeooo:paragraph-rsid="04af6545"/>
    </style:style>
    <style:style style:name="P33" style:family="paragraph" style:parent-style-name="Heading_20_2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" fo:font-size="12pt" fo:language="en" fo:country="US" officeooo:paragraph-rsid="05fd422d" style:font-size-asian="12pt" style:language-asian="en" style:country-asian="US" style:font-name-complex="Times New Roman2" style:font-size-complex="12pt" style:language-complex="he" style:country-complex="IL"/>
    </style:style>
    <style:style style:name="P34" style:family="paragraph" style:parent-style-name="Heading_20_2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" fo:font-size="12pt" fo:language="en" fo:country="US" officeooo:paragraph-rsid="05feab0a" style:font-size-asian="12pt" style:language-asian="en" style:country-asian="US" style:font-name-complex="Times New Roman2" style:font-size-complex="12pt" style:language-complex="he" style:country-complex="IL"/>
    </style:style>
    <style:style style:name="P35" style:family="paragraph" style:parent-style-name="Heading_20_2">
      <style:text-properties officeooo:rsid="05735d0c" officeooo:paragraph-rsid="06006c62"/>
    </style:style>
    <style:style style:name="P36" style:family="paragraph" style:parent-style-name="Heading_20_2">
      <style:text-properties officeooo:rsid="05735d0c" officeooo:paragraph-rsid="06013790"/>
    </style:style>
    <style:style style:name="P37" style:family="paragraph" style:parent-style-name="Heading_20_2">
      <style:text-properties officeooo:paragraph-rsid="0602c871"/>
    </style:style>
    <style:style style:name="T1" style:family="text">
      <style:text-properties fo:language="en" fo:country="US" officeooo:rsid="05f6c3b9"/>
    </style:style>
    <style:style style:name="T2" style:family="text">
      <style:text-properties fo:language="en" fo:country="US" officeooo:rsid="05fb93e7"/>
    </style:style>
    <style:style style:name="T3" style:family="text">
      <style:text-properties fo:language="en" fo:country="US" officeooo:rsid="060de9b5"/>
    </style:style>
    <style:style style:name="T4" style:family="text">
      <style:text-properties fo:language="en" fo:country="US" fo:font-weight="bold" officeooo:rsid="060665f4" style:font-weight-asian="bold" style:font-weight-complex="bold"/>
    </style:style>
    <style:style style:name="T5" style:family="text">
      <style:text-properties fo:language="en" fo:country="US" officeooo:rsid="060665f4"/>
    </style:style>
    <style:style style:name="T6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7" style:family="text">
      <style:text-properties fo:color="#00000a" style:font-name="Times New Roman (Hebrew)" fo:font-size="12pt" fo:language="en" fo:country="US" officeooo:rsid="05fb3cce" style:font-size-asian="12pt" style:language-asian="en" style:country-asian="US" style:font-name-complex="Times New Roman (Hebrew)1" style:font-size-complex="12pt" style:language-complex="he" style:country-complex="IL"/>
    </style:style>
    <style:style style:name="T8" style:family="text">
      <style:text-properties fo:color="#00000a" style:font-name="Times New Roman" fo:font-size="12pt" fo:language="en" fo:country="US" fo:font-style="italic" style:font-size-asian="12pt" style:language-asian="en" style:country-asian="US" style:font-style-asian="italic" style:font-name-complex="Times New Roman2" style:font-size-complex="12pt" style:language-complex="he" style:country-complex="IL" style:font-style-complex="italic"/>
    </style:style>
    <style:style style:name="T9" style:family="text">
      <style:text-properties fo:color="#00000a" style:font-name="Times New Roman" fo:font-size="12pt" fo:language="en" fo:country="US" style:font-size-asian="12pt" style:language-asian="en" style:country-asian="US" style:font-name-complex="Times New Roman2" style:font-size-complex="12pt" style:language-complex="he" style:country-complex="IL"/>
    </style:style>
    <style:style style:name="T10" style:family="text">
      <style:text-properties fo:color="#00000a" style:font-name="Courier New" fo:font-size="10pt" fo:language="en" fo:country="US" fo:font-weight="bold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1" style:family="text">
      <style:text-properties fo:color="#00000a" style:font-name="Courier New" fo:font-size="10pt" fo:language="en" fo:country="US" fo:font-weight="bold" officeooo:rsid="05f9bc5f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2" style:family="text">
      <style:text-properties fo:color="#00000a" style:font-name="Courier New" fo:font-size="10pt" fo:language="en" fo:country="US" fo:font-weight="bold" officeooo:rsid="05f6c3b9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3" style:family="text">
      <style:text-properties fo:color="#00000a" style:font-name="Courier New" fo:font-size="10pt" fo:language="en" fo:country="US" fo:font-weight="bold" officeooo:rsid="05f6cad3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4" style:family="text">
      <style:text-properties fo:color="#00000a" style:font-name="Courier New" fo:font-size="10pt" fo:language="en" fo:country="US" fo:font-weight="bold" officeooo:rsid="05f88d53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5" style:family="text">
      <style:text-properties fo:color="#00000a" style:font-name="Courier New" fo:font-size="10pt" fo:language="en" fo:country="US" style:font-size-asian="10pt" style:language-asian="en" style:country-asian="US" style:font-name-complex="Times New Roman2" style:font-size-complex="10pt" style:language-complex="he" style:country-complex="IL"/>
    </style:style>
    <style:style style:name="T16" style:family="text">
      <style:text-properties fo:color="#00000a" style:font-name="Courier New" fo:font-size="10pt" fo:language="en" fo:country="US" fo:font-style="italic" style:font-size-asian="10pt" style:language-asian="en" style:country-asian="US" style:font-style-asian="italic" style:font-name-complex="Times New Roman2" style:font-size-complex="10pt" style:language-complex="he" style:country-complex="IL" style:font-style-complex="italic"/>
    </style:style>
    <style:style style:name="T17" style:family="text">
      <style:text-properties officeooo:rsid="05b888e6"/>
    </style:style>
    <style:style style:name="T18" style:family="text">
      <style:text-properties officeooo:rsid="05e06f12"/>
    </style:style>
    <style:style style:name="T19" style:family="text">
      <style:text-properties officeooo:rsid="05dd60fa"/>
    </style:style>
    <style:style style:name="T20" style:family="text">
      <style:text-properties officeooo:rsid="05f3980c"/>
    </style:style>
    <style:style style:name="T21" style:family="text">
      <style:text-properties officeooo:rsid="05f1b600"/>
    </style:style>
    <style:style style:name="T22" style:family="text">
      <style:text-properties officeooo:rsid="05f3347b"/>
    </style:style>
    <style:style style:name="T23" style:family="text">
      <style:text-properties fo:color="#000080" style:font-name="DejaVu Sans Mono" fo:font-style="normal" fo:font-weight="bold" style:font-style-asian="normal" style:font-weight-asian="bold"/>
    </style:style>
    <style:style style:name="T24" style:family="text">
      <style:text-properties fo:color="#000080" style:font-name="DejaVu Sans Mono" fo:font-style="normal" fo:font-weight="normal" style:font-style-asian="normal" style:font-weight-asian="normal"/>
    </style:style>
    <style:style style:name="T25" style:family="text">
      <style:text-properties fo:color="#000000" style:font-name="DejaVu Sans Mono" fo:font-style="normal" fo:font-weight="normal" style:font-style-asian="normal" style:font-weight-asian="normal"/>
    </style:style>
    <style:style style:name="T26" style:family="text">
      <style:text-properties fo:color="#b200b2" style:font-name="DejaVu Sans Mono" fo:font-style="normal" fo:font-weight="normal" style:font-style-asian="normal" style:font-weight-asian="normal"/>
    </style:style>
    <style:style style:name="T27" style:family="text">
      <style:text-properties fo:color="#94558d" style:font-name="DejaVu Sans Mono" fo:font-style="normal" fo:font-weight="normal" style:font-style-asian="normal" style:font-weight-asian="normal"/>
    </style:style>
    <style:style style:name="T28" style:family="text">
      <style:text-properties fo:color="#808080" style:font-name="DejaVu Sans Mono" fo:font-style="italic" fo:font-weight="normal" style:font-style-asian="italic" style:font-weight-asian="normal"/>
    </style:style>
    <style:style style:name="T29" style:family="text">
      <style:text-properties fo:color="#808080" style:font-name="DejaVu Sans Mono" fo:font-style="normal" fo:font-weight="bold" style:font-style-asian="normal" style:font-weight-asian="bold"/>
    </style:style>
    <style:style style:name="T30" style:family="text">
      <style:text-properties officeooo:rsid="05f39194"/>
    </style:style>
    <style:style style:name="T31" style:family="text">
      <style:text-properties officeooo:rsid="05fb93e7"/>
    </style:style>
    <style:style style:name="T32" style:family="text">
      <style:text-properties officeooo:rsid="05e10a74"/>
    </style:style>
    <style:style style:name="T33" style:family="text">
      <style:text-properties officeooo:rsid="059160c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60de9b5"/>
    </style:style>
    <style:style style:name="T36" style:family="text">
      <style:text-properties officeooo:rsid="060665f4"/>
    </style:style>
    <style:style style:name="T37" style:family="text">
      <style:text-properties officeooo:rsid="05cf6a63"/>
    </style:style>
    <style:style style:name="T38" style:family="text">
      <style:text-properties fo:language="en" fo:country="US" officeooo:rsid="05609767"/>
    </style:style>
    <style:style style:name="T39" style:family="text">
      <style:text-properties style:font-name="Times New Roman1" fo:font-style="italic" officeooo:rsid="058fcc10" style:font-style-asian="italic" style:font-style-complex="italic"/>
    </style:style>
    <style:style style:name="T40" style:family="text">
      <style:text-properties officeooo:rsid="058fcc10"/>
    </style:style>
    <style:style style:name="T41" style:family="text">
      <style:text-properties officeooo:rsid="0610e6e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מטלה - חלוקה הוגנת של קרקעות ועוגות - <text:span text:style-name="T1">תוספת</text:span></text:h>
      <text:p text:style-name="Heading_20_2">שאלה. <text:s/>חלוקה הוגנת של חשמל</text:p>
      <text:p text:style-name="P3"><text:span text:style-name="T6">בכפר קטן באפריקה יש </text:span><text:span text:style-name="T8">n</text:span><text:span text:style-name="T6"> תושבים. צריכת החשמל של כל תושב בכל רגע היא </text:span><text:span text:style-name="T9">1</text:span><text:span text:style-name="T6"> קילוואט. תחנת הכוח של הכפר מספקת רק </text:span><text:span text:style-name="T8">n</text:span><text:span text:style-name="T9">-1</text:span><text:span text:style-name="T6"> קילוואט. לתושבי הכפר יש צרכים שונים והעדפות שונות לגבי החשמל, למשל: לחלק מהתושבים חשוב מאד שיהיה חשמל בלילה כי זה בדיוק הזמן שהם יושבים וכותבים שירים לאור המנורה; לתושבים אחרים חשוב חשמל דווקא בצהריים כי אז הם עושים כביסה; וכו'. <text:s text:c="4"/>עיזרו לחברת החשמל המקומית להחליט איך לחלק את החשמל בצורה הוגנת בין התושבים!</text:span></text:p>
      <text:p text:style-name="P6">ההעדפות של כל תושב מיוצגות ע"י המחלקה הבאה:</text:p>
      <text:p text:style-name="P11">class Person:</text:p>
      <text:p text:style-name="P8"><text:span text:style-name="T15"><text:tab/></text:span><text:span text:style-name="T12">def </text:span><text:span text:style-name="T10">importance(</text:span><text:span text:style-name="T13">self, </text:span><text:span text:style-name="T10">fromTime:float, toTime:float) → float</text:span><text:span text:style-name="T12">:</text:span></text:p>
      <text:p text:style-name="P7"><text:span text:style-name="T15"><text:s text:c="9"/></text:span><text:span text:style-name="T16">// INPUT: a time-interval, given in hours since midnight. fromTime and toTime are floats between 0 and 24. E.g, (fromTime=11,toTime=14) represents the time-interval between 11:00 AM and 14:00 PM.</text:span></text:p>
      <text:p text:style-name="P12"><text:s text:c="9"/>// OUTPUT: a positive number that says how important it is for the person to receive electricity in this time-interval.</text:p>
      <text:p text:style-name="P9"><text:span text:style-name="T15"><text:s text:c="5"/></text:span><text:span text:style-name="T13">def </text:span><text:span text:style-name="T10">cut(</text:span><text:span text:style-name="T13">self, </text:span><text:span text:style-name="T10">fromTime:float, toTime:</text:span><text:span text:style-name="T13">float</text:span><text:span text:style-name="T10">, fraction:float) → float</text:span><text:span text:style-name="T13">:</text:span></text:p>
      <text:p text:style-name="P7"><text:span text:style-name="T15"><text:s text:c="9"/></text:span><text:span text:style-name="T16">// INPUT: a time-interval, as above, and a fraction in [0,1].</text:span></text:p>
      <text:p text:style-name="P12"><text:s text:c="9"/>// OUTPUT: a number between fromTime and toTime, that cuts the interval according to the given fraction, i.e, importance(fromTime,half)=fraction * importance(fromTime,toTime).</text:p>
      <text:p text:style-name="P11"/>
      <text:p text:style-name="P5"/>
      <text:p text:style-name="P6">תוכנית לחלוקת חשמל בין אנשים מיוצגת ע"י אוסף של עצמים מהמחלקה הבאה - המייצגת אינטרוול זמן ואת האינדקסים של האנשים המחוברים לחשמל באותו זמן:</text:p>
      <text:p text:style-name="P7"><text:span text:style-name="T14">class</text:span><text:span text:style-name="T10"> TimeInterval:</text:span></text:p>
      <text:p text:style-name="P10"><text:span text:style-name="T10"><text:s text:c="7"/>fromTime:</text:span><text:span text:style-name="T14">float</text:span></text:p>
      <text:p text:style-name="P10"><text:span text:style-name="T14"><text:tab/> </text:span><text:span text:style-name="T10">toTime:float </text:span></text:p>
      <text:p text:style-name="P7"><text:span text:style-name="T10"><text:s text:c="7"/>peopleWithElectricity:</text:span><text:span text:style-name="T14">Set[int]</text:span></text:p>
      <text:p text:style-name="P11"/>
      <text:p text:style-name="P3"><text:span text:style-name="T6">א. כיתבו הגדרה לחלוקה פרופורציונלית של חשמל בין התושבים. הסבירו מדוע ההגדרה שלכם הגיונית. <text:s text:c="3"/>כיתבו </text:span><text:bookmark-start text:name="__DdeLink__464_801179864"/><text:span text:style-name="T6">פונקציה </text:span><text:span text:style-name="T7">בפייתון </text:span><text:span text:style-name="T6">המקבלת חלוקה (וקטור של אינטרוולים) ומחזירה "אמת" אם החלוקה היא פרופורציונלית</text:span><text:span text:style-name="T9">. </text:span></text:p>
      <text:p text:style-name="P13"><text:span text:style-name="T11">def </text:span><text:span text:style-name="T10">isProportional(village:</text:span><text:span text:style-name="T11">List[Person]</text:span><text:span text:style-name="T10">, division:</text:span><text:span text:style-name="T11">List[</text:span><text:span text:style-name="T10">TimeInterval]) →</text:span><text:span text:style-name="T11"> bool:...</text:span></text:p>
      <text:p text:style-name="P6">ניתן להניח שיש לכם ב"חינם" פונקציות בסיסיות על מערכים, כגון: חיפוש.</text:p>
      <text:p text:style-name="P4"><text:span text:style-name="T6">ב. כיתבו פונקציה </text:span><text:span text:style-name="T7">בפייתון </text:span><text:span text:style-name="T6">המקבלת אוסף של אנשים ומחזירה חלוקה פרופורציונלית:</text:span></text:p>
      <text:p text:style-name="P13"><text:span text:style-name="T11">def </text:span><text:span text:style-name="T10">getProportionalDivision(</text:span><text:span text:style-name="T11">List[</text:span><text:span text:style-name="T10">Person] village) →</text:span><text:span text:style-name="T11"> List[TimeInterval]:..</text:span></text:p>
      <text:p text:style-name="P3"><text:span text:style-name="T6">ג</text:span><text:span text:style-name="T9">. </text:span><text:span text:style-name="T6">הדגימו את פעולת הפונקציה מהסעיף הקודם על כפר ובו </text:span><text:span text:style-name="T9">5 </text:span><text:span text:style-name="T6">תושבים</text:span><text:span text:style-name="T9">.</text:span><text:bookmark-end text:name="__DdeLink__464_801179864"/></text:p>
      <text:p text:style-name="P14"><text:soft-page-break/>שאלה: <text:span text:style-name="T17">חלוקת תורנויות ללא קנאה</text:span></text:p>
      <text:p text:style-name="P16">אמא ואבא נסעו לנופש<text:span text:style-name="T18"> וכו', כמו בשאלה 2. </text:span></text:p>
      <text:p text:style-name="P17">א. תארו אלגוריתם שבו כל אחד <text:span text:style-name="T19">מהילדים </text:span>מקבל <text:span text:style-name="T19">תורנות רצופה, והחלוקה היא </text:span>ללא-קנאה-בקירוב (עד כדי <text:span text:style-name="T19">שניה אחת</text:span>).</text:p>
      <text:p text:style-name="P17">ב. תנו דוגמה הממחישה את פעולת האלגוריתם<text:span text:style-name="T18"> של סעיף א</text:span>.</text:p>
      <text:p text:style-name="P33"/>
      <text:p text:style-name="P15">שאלה: <text:span text:style-name="T17">חלוקה פרופורציונלית בשני מימדים</text:span></text:p>
      <text:p text:style-name="P18">א. נתונה חלקת-אדמה בצורת מלבן. תארו אלגוריתם הנותן חלוקה פרופורציונלית של העוגה בין n אנשים, כך שכל אחד מקבל מלבן.</text:p>
      <text:p text:style-name="P18">ב. <text:span text:style-name="T20">נתונה חלקת-אדמה בצורת ריבוע. הוכיחו שלא קיים אלגוריתם הנותן חלוקה פרופורציונלית של העוגה בין n אנשים כך שכל אחד מקבל ריבוע.</text:span></text:p>
      <text:p text:style-name="P34"/>
      <text:p text:style-name="P34"/>
      <text:p text:style-name="P28"/>
      <text:p text:style-name="P35">שאלה<text:span text:style-name="T21">: תיכנות – סימפלקס החלוקות</text:span></text:p>
      <text:p text:style-name="P23">ניתן לייצג פונקציית-הערך של שחקן ע"י רשימה של מספרים, המייצגים את הערך של השחקן לכל חלק מהעוגה. למשל, אם העוגה היא הקטע [0,1], אז הרשימה 5,2,9,4 משמעה שהשחקן מעריך את הרבע השמאלי של העוגה [0,0.25] כ- 5, הרבע הבא [0.25,0.5] כ- 2, וכו'.</text:p>
      <text:p text:style-name="P23">א. <text:span text:style-name="T22">נתונה המחלקה הבאה, המאותחלת ע"י רשימה של מספרים כנ"ל. השלימו את הפונקציה eval.</text:span></text:p>
      <text:p text:style-name="P19"><text:span text:style-name="T23">class </text:span><text:span text:style-name="T25">Agent:</text:span><text:line-break/><text:line-break/><text:span text:style-name="T25"> <text:s text:c="3"/></text:span><text:span text:style-name="T23">def </text:span><text:span text:style-name="T26">__init__</text:span><text:span text:style-name="T25">(</text:span><text:span text:style-name="T27">self</text:span><text:span text:style-name="T25">, values:</text:span><text:span text:style-name="T24">list</text:span><text:span text:style-name="T25">):</text:span><text:line-break/><text:span text:style-name="T25"> <text:s text:c="7"/></text:span><text:span text:style-name="T28">"""</text:span><text:line-break/><text:span text:style-name="T28"> <text:s text:c="7"/>Initialize an agent with piecewise-constant valuations </text:span></text:p>
      <text:p text:style-name="P19"><text:span text:style-name="T28"><text:s text:c="19"/>over a 1-dimensional cake.</text:span><text:line-break/><text:span text:style-name="T28"> <text:s text:c="7"/></text:span><text:span text:style-name="T29">:param</text:span><text:span text:style-name="T28"> values: <text:s/>The values of the agent to the regions of the cake.</text:span><text:line-break/><text:span text:style-name="T28"> <text:s text:c="7"/>"""</text:span><text:line-break/><text:span text:style-name="T28"> <text:s text:c="7"/></text:span><text:span text:style-name="T27">self</text:span><text:span text:style-name="T25">.values = values</text:span><text:line-break/><text:line-break/><text:line-break/><text:span text:style-name="T25"> <text:s text:c="3"/></text:span><text:span text:style-name="T23">def </text:span><text:span text:style-name="T25">eval(</text:span><text:span text:style-name="T27">self</text:span><text:span text:style-name="T25">, x:</text:span><text:span text:style-name="T24">float</text:span><text:span text:style-name="T25">, y:</text:span><text:span text:style-name="T24">float</text:span><text:span text:style-name="T25">)-&gt;</text:span><text:span text:style-name="T24">float</text:span><text:span text:style-name="T25">:</text:span><text:line-break/><text:span text:style-name="T25"> <text:s text:c="7"/></text:span><text:span text:style-name="T28">"""</text:span><text:line-break/><text:span text:style-name="T28"> <text:s text:c="7"/></text:span><text:span text:style-name="T29">:param</text:span><text:span text:style-name="T28"> <text:s text:c="3"/>x,y: positive numbers representing locations on the cake.</text:span><text:line-break/><text:span text:style-name="T28"> <text:s text:c="7"/></text:span><text:span text:style-name="T29">:return</text:span><text:span text:style-name="T28">: <text:s/>v: the value of the piece [x,y] for the agent.</text:span><text:line-break/><text:span text:style-name="T28"> <text:s text:c="7"/>"""</text:span><text:line-break/></text:p>
      <text:p text:style-name="P19"/>
      <text:p text:style-name="P29"/>
      <text:p text:style-name="P30"><text:soft-page-break/>ב. <text:span text:style-name="T30">כיתבו פונקציה המקבלת כקלט משתנה מסוג Agent כנ"ל, ומציירת את סימפלקס החלוקות הדו-ממדי בצבעים, כאשר:</text:span></text:p>
      <text:list xml:id="list2152650137" text:style-name="L1">
        <text:list-item>
          <text:p text:style-name="P31">כל נקודה שבה השחקן רוצה את פרוסה מס' 1 מסומנת באדום;</text:p>
        </text:list-item>
        <text:list-item>
          <text:p text:style-name="P31">כל נקודה שבה השחקן רוצה את פרוסה מס' 2 מסומנת בירוק;</text:p>
        </text:list-item>
        <text:list-item>
          <text:p text:style-name="P31">כל נקודה שבה השחקן רוצה את פרוסה מס' 3 מסומנת בכחול.</text:p>
        </text:list-item>
      </text:list>
      <text:p text:style-name="P20"/>
      <text:p text:style-name="P20"/>
      <text:p text:style-name="P36">שאלה: <text:span text:style-name="T33">שינוי חלוקה קיימת</text:span></text:p>
      <text:p text:style-name="P24"><text:span text:style-name="T33">עמי רמי ו</text:span>תמי <text:span text:style-name="T33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5"><text:span text:style-name="T34">פתרון</text:span>: <text:span text:style-name="T35">אנה א</text:span>הר<text:span text:style-name="T2">ו</text:span><text:span text:style-name="T3">נוב.</text:span></text:p>
      <text:p text:style-name="P25"><text:span text:style-name="T4">פתרון כללי</text:span><text:span text:style-name="T5">: </text:span>גל <text:span text:style-name="T36">פוליצר וטל נקר.</text:span></text:p>
      <text:p text:style-name="P21"><text:span text:style-name="T31">להרחבה ראו: </text:span><text:a xlink:type="simple" xlink:href="https://en.wikipedia.org/wiki/Fink_protocol" text:style-name="Internet_20_link" text:visited-style-name="Visited_20_Internet_20_Link">https://en.wikipedia.org/wiki/Fink_protocol</text:a><text:span text:style-name="T31"> </text:span></text:p>
      <text:p text:style-name="P21"/>
      <text:p text:style-name="P37">שאלה <text:span text:style-name="T37">2</text:span>: <text:span text:style-name="T38">חלוקת תורנויות פרופורציונלית</text:span></text:p>
      <text:p text:style-name="P26">אמא ואבא נסעו לנופש, והשאירו את <text:span text:style-name="T39">n</text:span> ילדיהם <text:span text:style-name="T40">הגדולים </text:span>לשמור על <text:span text:style-name="T40">התינוקת ה-1+</text:span><text:span text:style-name="T39">n</text:span><text:span text:style-name="T40">.</text:span> <text:span text:style-name="T41">הם מעוניינים לחלק ביניהם את זמן השמירה בצורה הוגנת. </text:span>לכל ילד יש העדפות שונות לגבי <text:span text:style-name="T41">זמן השמירה - </text:span>יש כאלה שהכי קשה להם לשמור בלילה, יש כאלה שהכי קשה להם לשמור דווקא בצהריים, וכו'. </text:p>
      <text:p text:style-name="P27">א. בסעיף זה הניחו שהילדים <text:span text:style-name="T34">אוהבים </text:span>לשמור על התינוקת – כל אחד רוצה לשמור כמה שיותר. באיזה אלגוריתם תשתמשו כדי למצוא חלוקה פרופורציונלית?</text:p>
      <text:p text:style-name="P27">ב. בסעיף זה הניחו שהילדים <text:span text:style-name="T34">לא אוהבים </text:span>לשמור – כל אחד רוצה לשמור כמה שפחות. תארו אלגוריתם המוצא חלוקה פרופורציונלית. הוכיחו את נכונות האלגוריתם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adornments="Regular" style:font-pitch="variable"/>
    <style:font-face style:name="Times New Roman2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writing-mode="rl-tb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0-21T16:51:41.994000000</dc:date>
    <meta:editing-duration>P10DT23H50M44S</meta:editing-duration>
    <meta:editing-cycles>1376</meta:editing-cycles>
    <meta:document-statistic meta:table-count="0" meta:image-count="0" meta:object-count="0" meta:page-count="3" meta:paragraph-count="49" meta:word-count="728" meta:character-count="4664" meta:non-whitespace-character-count="3800"/>
  </office:meta>
</office:document-meta>
</file>